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黑体" svg:font-family="华文黑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307cm"/>
    </style:style>
    <style:style style:name="表格1.B" style:family="table-column">
      <style:table-column-properties style:column-width="13.70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9638*"/>
    </style:style>
    <style:style style:name="表格3.A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3.598cm"/>
    </style:style>
    <style:style style:name="表格4.B" style:family="table-column">
      <style:table-column-properties style:column-width="5.72cm"/>
    </style:style>
    <style:style style:name="表格4.C" style:family="table-column">
      <style:table-column-properties style:column-width="7.694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left="0cm" fo:margin-right="0cm" fo:margin-top="0cm" fo:margin-bottom="0cm" style:contextual-spacing="false" fo:line-height="150%" fo:text-indent="0.741cm" style:auto-text-indent="false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fo:font-size="10.5pt" style:font-size-asian="10.5pt" style:font-size-complex="10.5pt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able_20_Contents">
      <style:text-properties fo:color="#000000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color="#ffff00"/>
    </style:style>
    <style:style style:name="P9" style:family="paragraph" style:parent-style-name="Table_20_Contents">
      <style:paragraph-properties fo:margin-left="1.482cm" fo:margin-right="0cm" fo:text-indent="0cm" style:auto-text-indent="false"/>
    </style:style>
    <style:style style:name="P10" style:family="paragraph" style:parent-style-name="Table_20_Contents">
      <style:paragraph-properties fo:margin-left="1.482cm" fo:margin-right="0cm" fo:text-indent="0cm" style:auto-text-indent="false"/>
      <style:text-properties fo:color="#ffff99" fo:background-color="#5e11a6"/>
    </style:style>
    <style:style style:name="P11" style:family="paragraph" style:parent-style-name="Table_20_Contents">
      <style:paragraph-properties fo:margin-left="1.482cm" fo:margin-right="0cm" fo:text-indent="0cm" style:auto-text-indent="false"/>
      <style:text-properties fo:color="#000000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color="#000000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4" style:family="paragraph" style:parent-style-name="Text_20_body">
      <style:paragraph-properties fo:margin-top="0.423cm" fo:margin-bottom="0.212cm" style:contextual-spacing="false"/>
      <style:text-properties style:font-name="Liberation Sans" style:font-name-asian="华文黑体" style:font-name-complex="FreeSans"/>
    </style:style>
    <style:style style:name="P15" style:family="paragraph" style:parent-style-name="Text_20_body">
      <style:paragraph-properties fo:margin-top="0.423cm" fo:margin-bottom="0.212cm" style:contextual-spacing="false"/>
      <style:text-properties style:font-name="Liberation Sans" fo:font-style="italic" style:font-name-asian="华文黑体" style:font-style-asian="italic" style:font-name-complex="FreeSans" style:font-style-complex="italic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50%" fo:text-indent="0.741cm" style:auto-text-indent="false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2">
      <style:text-properties fo:font-size="14pt" style:font-size-asian="14pt" style:font-size-complex="14pt"/>
    </style:style>
    <style:style style:name="P19" style:family="paragraph" style:parent-style-name="Heading_20_2">
      <style:paragraph-properties fo:margin-top="0.423cm" fo:margin-bottom="0.212cm" style:contextual-spacing="false" fo:keep-with-next="always"/>
      <style:text-properties style:font-name="Liberation Sans" style:font-name-asian="华文黑体" style:font-name-complex="FreeSans"/>
    </style:style>
    <style:style style:name="P20" style:family="paragraph" style:parent-style-name="Heading_20_3" style:list-style-name="L2"/>
    <style:style style:name="P21" style:family="paragraph" style:parent-style-name="Heading_20_3" style:list-style-name="L3"/>
    <style:style style:name="P22" style:family="paragraph" style:parent-style-name="Heading_20_3" style:list-style-name="">
      <style:text-properties fo:font-style="italic" style:font-style-asian="italic" style:font-style-complex="italic"/>
    </style:style>
    <style:style style:name="P23" style:family="paragraph" style:parent-style-name="Heading_20_3" style:list-style-name="L1">
      <style:paragraph-properties fo:margin-left="2.223cm" fo:margin-right="0cm" fo:text-indent="-0.635cm" style:auto-text-indent="false"/>
    </style:style>
    <style:style style:name="P24" style:family="paragraph" style:parent-style-name="Heading_20_3" style:list-style-name="L3">
      <style:paragraph-properties fo:margin-top="0.423cm" fo:margin-bottom="0.212cm" style:contextual-spacing="false" fo:keep-with-next="always"/>
      <style:text-properties style:font-name="Liberation Sans" style:font-name-asian="华文黑体" style:font-name-complex="FreeSans"/>
    </style:style>
    <style:style style:name="P25" style:family="paragraph" style:parent-style-name="Heading_20_3">
      <style:paragraph-properties fo:margin-left="0cm" fo:margin-right="0cm" fo:text-indent="-1.27cm" style:auto-text-indent="false"/>
      <style:text-properties fo:font-style="italic" style:font-style-asian="italic" style:font-style-complex="italic"/>
    </style:style>
    <style:style style:name="P26" style:family="paragraph" style:parent-style-name="Table_20_Contents">
      <style:text-properties fo:color="#000000" officeooo:paragraph-rsid="00085c99"/>
    </style:style>
    <style:style style:name="T1" style:family="text">
      <style:text-properties fo:color="#ff0000"/>
    </style:style>
    <style:style style:name="T2" style:family="text">
      <style:text-properties fo:color="#00ff00"/>
    </style:style>
    <style:style style:name="T3" style:family="text">
      <style:text-properties fo:color="#000000"/>
    </style:style>
    <style:style style:name="T4" style:family="text">
      <style:text-properties fo:color="#000000" fo:font-size="10.5pt" style:font-size-asian="10.5pt" style:font-size-complex="10.5pt"/>
    </style:style>
    <style:style style:name="T5" style:family="text">
      <style:text-properties fo:background-color="#ffffff"/>
    </style:style>
    <style:style style:name="T6" style:family="text">
      <style:text-properties officeooo:rsid="00085c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/>
      <text:h text:style-name="P17" text:outline-level="1"/>
      <text:h text:style-name="P17" text:outline-level="1">领域分析</text:h>
      <text:h text:style-name="P17" text:outline-level="1">领域类模型</text:h>
      <text:h text:style-name="Heading_20_2" text:outline-level="2">寻找类</text:h>
      <text:p text:style-name="Text_20_body"/>
      <text:p text:style-name="Text_20_body"/>
      <text:list xml:id="list10292360081" text:style-name="L1">
        <text:list-item>
          <text:list>
            <text:list-item>
              <text:list>
                <text:list-item>
                  <text:h text:style-name="P23" text:outline-level="3">提取类</text:h>
                </text:list-item>
              </text:list>
            </text:list-item>
          </text:list>
        </text:list-item>
      </text:list>
      <text:p text:style-name="Text_20_body"/>
      <text:p text:style-name="P1">设计并实现日历软件为N9用户提供查阅<text:span text:style-name="T2">公农历时间</text:span>、<text:span text:style-name="T2">日历视图</text:span>切换与显示、选择<text:span text:style-name="T2">日期</text:span>、管理<text:span text:style-name="T2">日程</text:span>、查看<text:span text:style-name="T2">节日详情</text:span>、天气预报、<text:span text:style-name="T2">主题</text:span>切换。</text:p>
      <text:p text:style-name="P1">用户可以通过三种视图日、月、周来切换日期显示方式，<text:span text:style-name="T2">日视图</text:span>显示当天的公农历时间，<text:span text:style-name="T2">节假日简介</text:span>，<text:span text:style-name="T2">日程主题列表</text:span>；<text:span text:style-name="T2">周视图</text:span>显示<text:span text:style-name="T2">当前周</text:span>的公农历时间、节假日名称，<text:span text:style-name="T2">当前天</text:span>标注，日程主题列表；<text:span text:style-name="T2">月视图</text:span>显示<text:span text:style-name="T2">当前月</text:span>的公农历时间，节假日名称，当前天标注，日程标注信息。每个视图都可以通过滑动和触碰来切换日期。在月视图中可以通过点击某日期进入相应日期的日视图；在日视图中可以点击日程主题来管理当前选择的日程；在周视图中可以点击某日期进入当天的日程管理界面。</text:p>
      <text:p text:style-name="P1">日程的信息包括<text:span text:style-name="T2">主题</text:span>，<text:span text:style-name="T2">发生时间</text:span>，<text:span text:style-name="T2">发生地点</text:span>，<text:span text:style-name="T2">谷歌服务</text:span>，<text:span text:style-name="T2">频率</text:span>，<text:span text:style-name="T2">事件描述</text:span>。</text:p>
      <text:p text:style-name="P1">用户可以通过<text:span text:style-name="T2">菜单</text:span>查询天气预报，节日介绍等信息。</text:p>
      <text:p text:style-name="P1">用户可以通过公历和农历时间进行查询和跳转，并且可以返回今天。</text:p>
      <text:p text:style-name="P1">用户可以添加，修改，删除，切换日程。</text:p>
      <text:p text:style-name="P13"><text:s text:c="8"/>用户可以查看公农历及国际性节日的介绍。</text:p>
      <text:p text:style-name="P1">用户还可以查看天气预报信息。</text:p>
      <text:list xml:id="list469814468" text:style-name="L2">
        <text:list-item>
          <text:list>
            <text:list-item>
              <text:list>
                <text:list-item>
                  <text:h text:style-name="P20" text:outline-level="3">暂定类</text:h>
                </text:list-item>
              </text:list>
            </text:list-item>
          </text:list>
        </text:list-item>
      </text:list>
      <text:p text:style-name="P1">公农历时间、日历视图 、日程、节日详情、日期、主题、日视图、月视图、周视图、当前周、当前月、当前天、日程主题列表、节假日、天气预报</text:p>
      <text:list xml:id="list835942501" text:style-name="L3">
        <text:list-item>
          <text:list>
            <text:list-item>
              <text:list>
                <text:list-item>
                  <text:h text:style-name="P21" text:outline-level="3">确定类</text:h>
                </text:list-item>
              </text:list>
            </text:list-item>
          </text:list>
        </text:list-item>
      </text:list>
      <text:p text:style-name="Text_20_body">日期、日程、节假日、<text:span text:style-name="T4">天气</text:span></text:p>
      <text:p text:style-name="P4"/>
      <text:h text:style-name="P18" text:outline-level="2"><text:soft-page-break/>数据字典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日视图（DayView）</text:p>
          </table:table-cell>
          <table:table-cell table:style-name="表格1.B1" office:value-type="string">
            <text:p text:style-name="Table_20_Contents">日视图<text:span text:style-name="T1">显示</text:span>当天的公农历日期，节假日简介，当天日程主题列表，通过<text:span text:style-name="T1">选择</text:span>相应日程主题<text:span text:style-name="T1">进入</text:span>当前日程管理界面。</text:p>
          </table:table-cell>
        </table:table-row>
        <table:table-row>
          <table:table-cell table:style-name="表格1.A2" office:value-type="string">
            <text:p text:style-name="Table_20_Contents">周视图（WeekView)</text:p>
          </table:table-cell>
          <table:table-cell table:style-name="表格1.B2" office:value-type="string">
            <text:p text:style-name="Table_20_Contents">周视图<text:span text:style-name="T1">显示</text:span>当前周公农历日期，当天标注，节假日标注，通过周视图可以<text:span text:style-name="T1">进入</text:span>日程功能<text:span text:style-name="T1">管理日程</text:span>。</text:p>
          </table:table-cell>
        </table:table-row>
        <table:table-row>
          <table:table-cell table:style-name="表格1.A2" office:value-type="string">
            <text:p text:style-name="Table_20_Contents">月视图（MonthView）</text:p>
          </table:table-cell>
          <table:table-cell table:style-name="表格1.B2" office:value-type="string">
            <text:p text:style-name="Table_20_Contents">月视图<text:span text:style-name="T1">显示</text:span>当天公农历日期，当前天标注，节假日标注，<text:span text:style-name="T1">选择</text:span>某日期可以<text:span text:style-name="T1">进入</text:span>相应日期的日视图。</text:p>
          </table:table-cell>
        </table:table-row>
        <table:table-row>
          <table:table-cell table:style-name="表格1.A2" office:value-type="string">
            <text:p text:style-name="Table_20_Contents">日程</text:p>
            <text:p text:style-name="Table_20_Contents">（Schedule）</text:p>
          </table:table-cell>
          <table:table-cell table:style-name="表格1.B2" office:value-type="string">
            <text:p text:style-name="Table_20_Contents">日程用于<text:span text:style-name="T1">记录</text:span>及<text:span text:style-name="T1">提醒</text:span>用户近期发生的事件，可以对其进行<text:span text:style-name="T1">添加</text:span>、<text:span text:style-name="T1">删除</text:span>、<text:span text:style-name="T1">修改</text:span>和<text:span text:style-name="T1">查看</text:span>操作，同时提供谷歌地图服务，相应的标注可以在各个视图中<text:span text:style-name="T1">显示</text:span>。</text:p>
          </table:table-cell>
        </table:table-row>
        <table:table-row>
          <table:table-cell table:style-name="表格1.A2" office:value-type="string">
            <text:p text:style-name="Table_20_Contents">日期</text:p>
            <text:p text:style-name="Table_20_Contents">（Date）</text:p>
          </table:table-cell>
          <table:table-cell table:style-name="表格1.B2" office:value-type="string">
            <text:p text:style-name="Table_20_Contents">日期功能（日视图，月视图，周视图）从用户<text:span text:style-name="T1">选择</text:span>的公历时间或农历时间<text:span text:style-name="T1">获取的时间信息</text:span>作为依据，<text:span text:style-name="T1"> 跳转</text:span>到当前选择的日期（日视图，月视图，周视图），同时为其它功能提供时间信息。</text:p>
          </table:table-cell>
        </table:table-row>
        <table:table-row>
          <table:table-cell table:style-name="表格1.A2" office:value-type="string">
            <text:p text:style-name="Table_20_Contents">节假日</text:p>
            <text:p text:style-name="Table_20_Contents">（Festival）</text:p>
          </table:table-cell>
          <table:table-cell table:style-name="表格1.B2" office:value-type="string">
            <text:p text:style-name="Table_20_Contents">包含古今中外的节日的信息。节假日<text:span text:style-name="T1">提供</text:span>信息给日期，可以通过节日详情功能来<text:span text:style-name="T1">查看</text:span>。</text:p>
          </table:table-cell>
        </table:table-row>
        <table:table-row>
          <table:table-cell table:style-name="表格1.A2" office:value-type="string">
            <text:p text:style-name="Table_20_Contents">主题（Theme）</text:p>
          </table:table-cell>
          <table:table-cell table:style-name="表格1.B2" office:value-type="string">
            <text:p text:style-name="Table_20_Contents">可以<text:span text:style-name="T1">选择</text:span>不同的图片缩略图来<text:span text:style-name="T1">修改</text:span>各个视图中的背景图片。</text:p>
          </table:table-cell>
        </table:table-row>
        <table:table-row>
          <table:table-cell table:style-name="表格1.A2" office:value-type="string">
            <text:p text:style-name="Table_20_Contents">天气预报（weatherReport）</text:p>
          </table:table-cell>
          <table:table-cell table:style-name="表格1.B2" office:value-type="string">
            <text:p text:style-name="Table_20_Contents">通过相应天气的API接口<text:span text:style-name="T1">获得</text:span>天气信息并<text:span text:style-name="T1">显示</text:span>。</text:p>
          </table:table-cell>
        </table:table-row>
        <table:table-row>
          <table:table-cell table:style-name="表格1.A2" office:value-type="string">
            <text:p text:style-name="Table_20_Contents">菜单（Menu）</text:p>
          </table:table-cell>
          <table:table-cell table:style-name="表格1.B2" office:value-type="string">
            <text:p text:style-name="Table_20_Contents">通过菜单上的选项可以<text:span text:style-name="T1">选择</text:span>节假日、<text:span text:style-name="T3">天气预报、关于我们、软件更新、节日详情、系统设置等功能，或者</text:span><text:span text:style-name="T1">退出</text:span><text:span text:style-name="T3">软件</text:span></text:p>
          </table:table-cell>
        </table:table-row>
        <table:table-row>
          <table:table-cell table:style-name="表格1.A2" office:value-type="string">
            <text:p text:style-name="P12">关于我们（AboutUs)</text:p>
          </table:table-cell>
          <table:table-cell table:style-name="表格1.B2" office:value-type="string">
            <text:p text:style-name="Table_20_Contents">通过<text:span text:style-name="T1">选择</text:span>菜单选项中的关于我们选项<text:span text:style-name="T1">进入</text:span>该功能，本功能提供软件创作团队介绍，和相关网站<text:span text:style-name="T1">链接</text:span><text:span text:style-name="T3">等信息</text:span></text:p>
          </table:table-cell>
        </table:table-row>
        <table:table-row>
          <table:table-cell table:style-name="表格1.A2" office:value-type="string">
            <text:p text:style-name="P12">软件更新</text:p>
            <text:p text:style-name="P12">(Update)</text:p>
          </table:table-cell>
          <table:table-cell table:style-name="表格1.B2" office:value-type="string">
            <text:p text:style-name="Table_20_Contents">通过<text:span text:style-name="T1">选择</text:span>菜单选项中的软件更新选项<text:span text:style-name="T1">进入</text:span>该功能，本功能提供最新版本的软件<text:span text:style-name="T1">下载地址</text:span></text:p>
          </table:table-cell>
        </table:table-row>
        <table:table-row>
          <table:table-cell table:style-name="表格1.A2" office:value-type="string">
            <text:p text:style-name="P3">系统设置（Setting）</text:p>
          </table:table-cell>
          <table:table-cell table:style-name="表格1.B2" office:value-type="string">
            <text:p text:style-name="P6">通过<text:span text:style-name="T1">选择</text:span>菜单选项中的系统设置选项<text:span text:style-name="T1">进入</text:span>该功能，系统设置功能可以<text:span text:style-name="T1">设置</text:span>主题、天气预报更新源、是否启用省流量模式、是否<text:span text:style-name="T1">启用</text:span>日程中的谷歌地图，还可以<text:span text:style-name="T1">提供</text:span>意见反馈链接给用户。</text:p>
          </table:table-cell>
        </table:table-row>
        <table:table-row>
          <table:table-cell table:style-name="表格1.A2" office:value-type="string">
            <text:p text:style-name="P3">软件信息(SoftwareInformation)</text:p>
          </table:table-cell>
          <table:table-cell table:style-name="表格1.B2" office:value-type="string">
            <text:p text:style-name="P6">包含软件更新，意见反馈，关于我们</text:p>
          </table:table-cell>
        </table:table-row>
      </table:table>
      <text:p text:style-name="P2"/>
      <text:p text:style-name="P2"/>
      <text:h text:style-name="P19" text:outline-level="2">寻找关联</text:h>
      <text:list xml:id="list327668433" text:continue-numbering="true" text:style-name="L3">
        <text:list-item>
          <text:list>
            <text:list-item>
              <text:list>
                <text:list-item>
                  <text:h text:style-name="P24" text:outline-level="3">暂定关联</text:h>
                </text:list-item>
              </text:list>
            </text:list-item>
          </text:list>
        </text:list-item>
      </text:list>
      <text:p text:style-name="P14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动词短语</text:p>
            <text:p text:style-name="P7"/>
          </table:table-cell>
        </table:table-row>
        <text:soft-page-break/>
        <table:table-row>
          <table:table-cell table:style-name="表格2.A2" office:value-type="string">
            <text:p text:style-name="P11">日视图显示当天的日期</text:p>
          </table:table-cell>
        </table:table-row>
        <table:table-row>
          <table:table-cell table:style-name="表格2.A2" office:value-type="string">
            <text:p text:style-name="P11">日视图显示节假日简介</text:p>
          </table:table-cell>
        </table:table-row>
        <table:table-row>
          <table:table-cell table:style-name="表格2.A2" office:value-type="string">
            <text:p text:style-name="P11">日视图显示当天日程主题列表</text:p>
          </table:table-cell>
        </table:table-row>
        <table:table-row>
          <table:table-cell table:style-name="表格2.A2" office:value-type="string">
            <text:p text:style-name="P11">选择日程主题进入当前日程管理界面</text:p>
          </table:table-cell>
        </table:table-row>
        <table:table-row>
          <table:table-cell table:style-name="表格2.A2" office:value-type="string">
            <text:p text:style-name="P11">周视图显示当前周日期</text:p>
          </table:table-cell>
        </table:table-row>
        <table:table-row>
          <table:table-cell table:style-name="表格2.A2" office:value-type="string">
            <text:p text:style-name="P11">周视图可以进入日程功能管理日程</text:p>
          </table:table-cell>
        </table:table-row>
        <table:table-row>
          <table:table-cell table:style-name="表格2.A2" office:value-type="string">
            <text:p text:style-name="P11">月视图显示当月日期</text:p>
          </table:table-cell>
        </table:table-row>
        <table:table-row>
          <table:table-cell table:style-name="表格2.A2" office:value-type="string">
            <text:p text:style-name="P11">选择月视图上的某日期可以进入相应日期的日视图</text:p>
          </table:table-cell>
        </table:table-row>
        <table:table-row>
          <table:table-cell table:style-name="表格2.A2" office:value-type="string">
            <text:p text:style-name="P11">日程主题可以在各个视图中显示。</text:p>
          </table:table-cell>
        </table:table-row>
        <table:table-row>
          <table:table-cell table:style-name="表格2.A2" office:value-type="string">
            <text:p text:style-name="P10">日程提供谷歌地图服务</text:p>
          </table:table-cell>
        </table:table-row>
        <table:table-row>
          <table:table-cell table:style-name="表格2.A2" office:value-type="string">
            <text:p text:style-name="P9">日视图，月视图，周视图都可以通过日期功能选择日期</text:p>
          </table:table-cell>
        </table:table-row>
        <table:table-row>
          <table:table-cell table:style-name="表格2.A2" office:value-type="string">
            <text:p text:style-name="P9">对应日期可以找到对应节假日详情</text:p>
          </table:table-cell>
        </table:table-row>
        <table:table-row>
          <table:table-cell table:style-name="表格2.A2" office:value-type="string">
            <text:p text:style-name="P11">主题功能修改各个视图中的背景图片。</text:p>
          </table:table-cell>
        </table:table-row>
        <table:table-row>
          <table:table-cell table:style-name="表格2.A2" office:value-type="string">
            <text:p text:style-name="P11">通过菜单功能查看天气预报</text:p>
          </table:table-cell>
        </table:table-row>
        <table:table-row>
          <table:table-cell table:style-name="表格2.A2" office:value-type="string">
            <text:p text:style-name="P6"><text:s text:c="16"/>通过菜单功能选择系统设置功能</text:p>
          </table:table-cell>
        </table:table-row>
        <table:table-row>
          <table:table-cell table:style-name="表格2.A2" office:value-type="string">
            <text:p text:style-name="P11">通过菜单功能查看关于我们的内容</text:p>
          </table:table-cell>
        </table:table-row>
        <table:table-row>
          <table:table-cell table:style-name="表格2.A2" office:value-type="string">
            <text:p text:style-name="P11">通过菜单功能查看关软件更新信息</text:p>
          </table:table-cell>
        </table:table-row>
        <table:table-row>
          <table:table-cell table:style-name="表格2.A2" office:value-type="string">
            <text:p text:style-name="P11">通过菜单功能退出软件</text:p>
          </table:table-cell>
        </table:table-row>
        <table:table-row>
          <table:table-cell table:style-name="表格2.A2" office:value-type="string">
            <text:p text:style-name="P11">系统设置功能可以设置主题</text:p>
          </table:table-cell>
        </table:table-row>
        <table:table-row>
          <table:table-cell table:style-name="表格2.A2" office:value-type="string">
            <text:p text:style-name="P11">系统设置功能可以设置天气预报更新源</text:p>
          </table:table-cell>
        </table:table-row>
        <table:table-row>
          <table:table-cell table:style-name="表格2.A2" office:value-type="string">
            <text:p text:style-name="P11">系统设置功能可以设置是否启用日程中的谷歌地图</text:p>
          </table:table-cell>
        </table:table-row>
        <table:table-row>
          <table:table-cell table:style-name="表格2.A2" office:value-type="string">
            <text:p text:style-name="P11">通过系统设置功能进入意见反馈</text:p>
          </table:table-cell>
        </table:table-row>
        <table:table-row>
          <table:table-cell table:style-name="表格2.A2" office:value-type="string">
            <text:p text:style-name="P26"><text:span text:style-name="T6"/></text:p>
          </table:table-cell>
        </table:table-row>
        <table:table-row>
          <table:table-cell table:style-name="表格2.A2" office:value-type="string">
            <text:p text:style-name="P6"/>
          </table:table-cell>
        </table:table-row>
        <table:table-row>
          <table:table-cell table:style-name="表格2.A2" office:value-type="string">
            <text:p text:style-name="P6"/>
          </table:table-cell>
        </table:table-row>
      </table:table>
      <text:list xml:id="list2146967743" text:continue-numbering="true" text:style-name="L3">
        <text:list-item>
          <text:list>
            <text:list-item>
              <text:list>
                <text:list-item>
                  <text:h text:style-name="P24" text:outline-level="3"><text:s text:c="3"/>确定关联</text:h>
                </text:list-item>
              </text:list>
            </text:list-item>
          </text:list>
        </text:list-item>
      </text:list>
      <text:p text:style-name="P14"><text:s/>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9">对应日期可以找到对应节假日详情</text:p>
          </table:table-cell>
        </table:table-row>
        <table:table-row>
          <table:table-cell table:style-name="表格3.A2" office:value-type="string">
            <text:p text:style-name="P11">对应日期查询到对应的天气预报</text:p>
          </table:table-cell>
        </table:table-row>
        <table:table-row>
          <table:table-cell table:style-name="表格3.A2" office:value-type="string">
            <text:p text:style-name="P11">通过日期管理日程</text:p>
          </table:table-cell>
        </table:table-row>
      </table:table>
      <text:h text:style-name="P22" text:outline-level="3"/>
      <text:h text:style-name="P22" text:outline-level="3">4 <text:s/>寻找属性</text:h>
      <text:p text:style-name="Text_20_body"/>
      <table:table table:name="表格4" table:style-name="表格4">
        <table:table-column table:style-name="表格4.A"/>
        <table:table-column table:style-name="表格4.B"/>
        <table:table-column table:style-name="表格4.C"/>
        <text:soft-page-break/>
        <table:table-row>
          <table:table-cell table:style-name="表格4.A1" office:value-type="string">
            <text:p text:style-name="Table_20_Contents">类 </text:p>
          </table:table-cell>
          <table:table-cell table:style-name="表格4.A1" office:value-type="string">
            <text:p text:style-name="Table_20_Contents"><text:s/>属性</text:p>
          </table:table-cell>
          <table:table-cell table:style-name="表格4.C1" office:value-type="string">
            <text:p text:style-name="Table_20_Contents">操作</text:p>
          </table:table-cell>
        </table:table-row>
        <table:table-row>
          <table:table-cell table:style-name="表格4.A2" office:value-type="string">
            <text:p text:style-name="P8">日视图</text:p>
          </table:table-cell>
          <table:table-cell table:style-name="表格4.A2" office:value-type="string">
            <text:p text:style-name="P8">颜色，尺寸，<text:span text:style-name="T5">文本</text:span>，形状，背景</text:p>
          </table:table-cell>
          <table:table-cell table:style-name="表格4.C2" office:value-type="string">
            <text:p text:style-name="P8">显示模块信息，切换日期，选择日程主题</text:p>
          </table:table-cell>
        </table:table-row>
        <table:table-row>
          <table:table-cell table:style-name="表格4.A2" office:value-type="string">
            <text:p text:style-name="P8">周视图</text:p>
          </table:table-cell>
          <table:table-cell table:style-name="表格4.A2" office:value-type="string">
            <text:p text:style-name="P8">颜色，尺寸，文本，形状，背景</text:p>
          </table:table-cell>
          <table:table-cell table:style-name="表格4.C2" office:value-type="string">
            <text:p text:style-name="P8">显示模块信息，切换日期，选择进入日程</text:p>
          </table:table-cell>
        </table:table-row>
        <table:table-row>
          <table:table-cell table:style-name="表格4.A2" office:value-type="string">
            <text:p text:style-name="P8">月视图</text:p>
          </table:table-cell>
          <table:table-cell table:style-name="表格4.A2" office:value-type="string">
            <text:p text:style-name="P8">颜色，尺寸，文本，形状，背景</text:p>
          </table:table-cell>
          <table:table-cell table:style-name="表格4.C2" office:value-type="string">
            <text:p text:style-name="P8">显示模块信息，切换日期，选择进入日视图</text:p>
          </table:table-cell>
        </table:table-row>
        <table:table-row>
          <table:table-cell table:style-name="表格4.A2" office:value-type="string">
            <text:p text:style-name="Table_20_Contents">日程</text:p>
          </table:table-cell>
          <table:table-cell table:style-name="表格4.A2" office:value-type="string">
            <text:p text:style-name="Table_20_Contents">主题，发生时间，地点，频率，简介，提醒方式，提醒时间，添加时间</text:p>
          </table:table-cell>
          <table:table-cell table:style-name="表格4.C2" office:value-type="string">
            <text:p text:style-name="P8">添加，删除，修改，提醒，查看，调用谷歌地图</text:p>
          </table:table-cell>
        </table:table-row>
        <table:table-row>
          <table:table-cell table:style-name="表格4.A2" office:value-type="string">
            <text:p text:style-name="Table_20_Contents">界面</text:p>
          </table:table-cell>
          <table:table-cell table:style-name="表格4.A2" office:value-type="string">
            <text:p text:style-name="Table_20_Contents">颜色，尺寸，文本，形状，背景</text:p>
          </table:table-cell>
          <table:table-cell table:style-name="表格4.C2" office:value-type="string">
            <text:p text:style-name="P8">显示模块信息</text:p>
          </table:table-cell>
        </table:table-row>
        <table:table-row>
          <table:table-cell table:style-name="表格4.A2" office:value-type="string">
            <text:p text:style-name="Table_20_Contents">日期</text:p>
          </table:table-cell>
          <table:table-cell table:style-name="表格4.A2" office:value-type="string">
            <text:p text:style-name="Table_20_Contents">公历时间，农历时间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节假日</text:p>
          </table:table-cell>
          <table:table-cell table:style-name="表格4.A2" office:value-type="string">
            <text:p text:style-name="Table_20_Contents">时间，名称，简介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主题</text:p>
          </table:table-cell>
          <table:table-cell table:style-name="表格4.A2" office:value-type="string">
            <text:p text:style-name="Table_20_Contents">图片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天气预报</text:p>
          </table:table-cell>
          <table:table-cell table:style-name="表格4.A2" office:value-type="string">
            <text:p text:style-name="Table_20_Contents">更新源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菜单</text:p>
          </table:table-cell>
          <table:table-cell table:style-name="表格4.A2" office:value-type="string">
            <text:p text:style-name="Table_20_Contents">菜单项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>软件信息</text:p>
          </table:table-cell>
          <table:table-cell table:style-name="表格4.A2" office:value-type="string">
            <text:p text:style-name="Table_20_Contents">文本，链接地址</text:p>
          </table:table-cell>
          <table:table-cell table:style-name="表格4.C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C2" office:value-type="string">
            <text:p text:style-name="Table_20_Contents"/>
          </table:table-cell>
        </table:table-row>
      </table:table>
      <text:h text:style-name="P25" text:outline-level="3" text:is-list-header="true">5.类分组打包</text:h>
      <text:p text:style-name="P5"/>
      <text:p text:style-name="P5">视图包—— 日视图、月视图、周视图，界面</text:p>
      <text:p text:style-name="P5">时间信息包——日期、节假日、日程</text:p>
      <text:p text:style-name="P15">菜单包——主题，天气预报，菜单，软件信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华文黑体" svg:font-family="华文黑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华文黑体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asian="华文黑体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华文黑体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华文黑体"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3T10:36:25</meta:creation-date>
    <dc:date>2012-12-26T17:14:46</dc:date>
    <meta:editing-duration>PT11H24M26S</meta:editing-duration>
    <meta:editing-cycles>17</meta:editing-cycles>
    <meta:generator>LibreOffice/3.6$Linux_x86 LibreOffice_project/da8c1e6-fd468f4-454e206-f42a4a9-143cfd</meta:generator>
    <meta:document-statistic meta:table-count="4" meta:image-count="0" meta:object-count="0" meta:page-count="4" meta:paragraph-count="112" meta:word-count="1860" meta:character-count="2000" meta:non-whitespace-character-count="1965"/>
  </office:meta>
</office:document-meta>
</file>